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36c5" officeooo:paragraph-rsid="001836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get into the root directory</text:p>
      <text:p text:style-name="P1"/>
      <text:p text:style-name="P1">ermao@ermao-ThinkPad-T510:~/Downloads$ ls</text:p>
      <text:p text:style-name="P1">ermao@ermao-ThinkPad-T510:~/Downloads$ pwd</text:p>
      <text:p text:style-name="P1">/home/ermao/Downloads</text:p>
      <text:p text:style-name="P1">ermao@ermao-ThinkPad-T510:~/Downloads$ cd ..</text:p>
      <text:p text:style-name="P1">ermao@ermao-ThinkPad-T510:~$ pwd</text:p>
      <text:p text:style-name="P1">/home/ermao</text:p>
      <text:p text:style-name="P1">ermao@ermao-ThinkPad-T510:~$ cd /</text:p>
      <text:p text:style-name="P1">ermao@ermao-ThinkPad-T510:/$ pwd</text:p>
      <text:p text:style-name="P1">/</text:p>
      <text:p text:style-name="P1">ermao@ermao-ThinkPad-T510:/$ ls</text:p>
      <text:p text:style-name="P1">bin <text:s text:c="3"/>dev <text:s text:c="2"/>initrd.img <text:s text:c="5"/>lib64 <text:s text:c="6"/>mnt <text:s text:c="2"/>root <text:s/>snap <text:s text:c="5"/>sys <text:s/>var</text:p>
      <text:p text:style-name="P1">boot <text:s text:c="2"/>etc <text:s text:c="2"/>initrd.img.old <text:s/>lost+found <text:s/>opt <text:s text:c="2"/>run <text:s text:c="2"/>srv <text:s text:c="6"/>tmp <text:s/>vmlinuz</text:p>
      <text:p text:style-name="P1">cdrom <text:s/>home <text:s/>lib <text:s text:c="12"/>media <text:s text:c="6"/>proc <text:s/>sbin <text:s/>swapfile <text:s/>usr <text:s/>vmlinuz.old</text:p>
      <text:p text:style-name="P1">ermao@ermao-ThinkPad-T510:/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0:37:12.647738902</meta:creation-date>
    <dc:date>2018-10-28T20:38:28.483195464</dc:date>
    <meta:editing-duration>PT1M16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54" meta:character-count="576" meta:non-whitespace-character-count="470"/>
  </office:meta>
</office:document-meta>
</file>